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71pt" svg:height="255.23pt" svg:x="85.12pt" svg:y="238.68pt">
            <loext:p draw:notify-on-update-of-ranges="Sheet1.B4:Sheet1.B13 Sheet1.D4:Sheet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xposure</text:p>
          </table:table-cell>
          <table:table-cell office:value-type="string" calcext:value-type="string">
            <text:p>1/s</text:p>
          </table:table-cell>
          <table:table-cell table:style-name="Default" office:value-type="string" calcext:value-type="string">
            <text:p>s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1/s</text:p>
          </table:table-cell>
          <table:table-cell/>
        </table:table-row>
        <table:table-row table:style-name="ro1">
          <table:table-cell/>
          <table:table-cell office:value-type="float" office:value="6016" calcext:value-type="float">
            <text:p>6016</text:p>
          </table:table-cell>
          <table:table-cell office:value-type="float" office:value="2.51" calcext:value-type="float">
            <text:p>2.51</text:p>
          </table:table-cell>
          <table:table-cell table:formula="of:=1/[.C4]" office:value-type="float" office:value="0.398406374501992" calcext:value-type="float">
            <text:p>0.3984063745</text:p>
          </table:table-cell>
          <table:table-cell/>
          <table:table-cell table:style-name="ce2" office:value-type="float" office:value="0.000066539328" calcext:value-type="float">
            <text:p>6.65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/[.I4]*[.$F$7]" office:value-type="float" office:value="5009.56867693845" calcext:value-type="float">
            <text:p>5009.5686769385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.03" calcext:value-type="float">
            <text:p>3.03</text:p>
          </table:table-cell>
          <table:table-cell table:formula="of:=1/[.C5]" office:value-type="float" office:value="0.33003300330033" calcext:value-type="float">
            <text:p>0.330033003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1/[.I5]*[.$F$7]" office:value-type="float" office:value="1502.87060308153" calcext:value-type="float">
            <text:p>1502.8706030815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3.8" calcext:value-type="float">
            <text:p>3.8</text:p>
          </table:table-cell>
          <table:table-cell table:formula="of:=1/[.C6]" office:value-type="float" office:value="0.263157894736842" calcext:value-type="float">
            <text:p>0.2631578947</text:p>
          </table:table-cell>
          <table:table-cell/>
          <table:table-cell office:value-type="string" calcext:value-type="string">
            <text:p>1/m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1/[.I6]*[.$F$7]" office:value-type="float" office:value="300.574120616307" calcext:value-type="float">
            <text:p>300.5741206163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.08" calcext:value-type="float">
            <text:p>5.08</text:p>
          </table:table-cell>
          <table:table-cell table:formula="of:=1/[.C7]" office:value-type="float" office:value="0.196850393700787" calcext:value-type="float">
            <text:p>0.1968503937</text:p>
          </table:table-cell>
          <table:table-cell/>
          <table:table-cell table:formula="of:=1/[.F4]" office:value-type="float" office:value="15028.7060308153" calcext:value-type="float">
            <text:p>15028.70603081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1/[.I7]*[.$F$7]" office:value-type="float" office:value="150.287060308153" calcext:value-type="float">
            <text:p>150.287060308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.68" calcext:value-type="float">
            <text:p>7.68</text:p>
          </table:table-cell>
          <table:table-cell table:formula="of:=1/[.C8]" office:value-type="float" office:value="0.130208333333333" calcext:value-type="float">
            <text:p>0.130208333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formula="of:=1/[.I8]*[.$F$7]" office:value-type="float" office:value="75.1435301540767" calcext:value-type="float">
            <text:p>75.143530154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.74" calcext:value-type="float">
            <text:p>15.74</text:p>
          </table:table-cell>
          <table:table-cell table:formula="of:=1/[.C9]" office:value-type="float" office:value="0.0635324015247776" calcext:value-type="float">
            <text:p>0.0635324015</text:p>
          </table:table-cell>
          <table:table-cell/>
          <table:table-cell office:value-type="string" calcext:value-type="string">
            <text:p>rounde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1/[.I9]*[.$F$7]" office:value-type="float" office:value="30.0574120616307" calcext:value-type="float">
            <text:p>30.057412061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22.97" calcext:value-type="float">
            <text:p>22.97</text:p>
          </table:table-cell>
          <table:table-cell table:formula="of:=1/[.C10]" office:value-type="float" office:value="0.043535045711798" calcext:value-type="float">
            <text:p>0.0435350457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1/[.I10]*[.$F$7]" office:value-type="float" office:value="15.0287060308153" calcext:value-type="float">
            <text:p>15.02870603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7.15" calcext:value-type="float">
            <text:p>27.15</text:p>
          </table:table-cell>
          <table:table-cell table:formula="of:=1/[.C11]" office:value-type="float" office:value="0.0368324125230203" calcext:value-type="float">
            <text:p>0.0368324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29.85" calcext:value-type="float">
            <text:p>29.85</text:p>
          </table:table-cell>
          <table:table-cell table:formula="of:=1/[.C12]" office:value-type="float" office:value="0.033500837520938" calcext:value-type="float">
            <text:p>0.0335008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.07" calcext:value-type="float">
            <text:p>30.07</text:p>
          </table:table-cell>
          <table:table-cell table:formula="of:=1/[.C13]" office:value-type="float" office:value="0.033255736614566" calcext:value-type="float">
            <text:p>0.033255736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1:28:06.297075505</meta:creation-date>
    <dc:date>2017-04-20T21:45:25.440593152</dc:date>
    <meta:editing-duration>PT17M18S</meta:editing-duration>
    <meta:editing-cycles>3</meta:editing-cycles>
    <meta:generator>LibreOffice/5.1.6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1.911cm" svg:y="3.954cm" style:legend-expansion="high" chart:style-name="ch2"/>
        <chart:plot-area chart:style-name="ch3" table:cell-range-address="Sheet1.B4:Sheet1.B13 Sheet1.D4:Sheet1.D13" svg:x="0.265cm" svg:y="0.283cm" svg:width="13.101cm" svg:height="8.645cm">
          <chartooo:coordinate-region svg:x="1.177cm" svg:y="0.483cm" svg:width="11.81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13" chart:class="chart:scatter">
            <chart:domain table:cell-range-address="Sheet1.B4:Sheet1.B13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16">
                <text:p>6016</text:p>
                <draw:g>
                  <svg:desc>Sheet1.B4:Sheet1.B13</svg:desc>
                </draw:g>
              </table:table-cell>
              <table:table-cell office:value-type="float" office:value="0.398406374501992">
                <text:p>0.398406374501992</text:p>
                <draw:g>
                  <svg:desc>Sheet1.D4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33003300330033">
                <text:p>0.33003300330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196850393700787">
                <text:p>0.196850393700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130208333333333">
                <text:p>0.13020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0635324015247776">
                <text:p>0.0635324015247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43535045711798">
                <text:p>0.043535045711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0368324125230203">
                <text:p>0.0368324125230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0.033500837520938">
                <text:p>0.033500837520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33255736614566">
                <text:p>0.033255736614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